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pl" fo:country="PL" officeooo:rsid="0006957f" officeooo:paragraph-rsid="0006957f"/>
    </style:style>
    <style:style style:name="P2" style:family="paragraph" style:parent-style-name="Standard">
      <style:paragraph-properties fo:text-align="center" style:justify-single-word="false"/>
      <style:text-properties fo:font-size="66pt" fo:language="pl" fo:country="PL" officeooo:rsid="000fcdec" officeooo:paragraph-rsid="000fcdec" style:font-size-asian="66pt" style:font-size-complex="66pt"/>
    </style:style>
    <style:style style:name="P3" style:family="paragraph" style:parent-style-name="Standard">
      <style:paragraph-properties fo:text-align="center" style:justify-single-word="false" fo:break-before="page"/>
      <style:text-properties fo:font-size="66pt" fo:language="pl" fo:country="PL" officeooo:rsid="000fcdec" officeooo:paragraph-rsid="000fcdec" style:font-size-asian="66pt" style:font-size-complex="66pt"/>
    </style:style>
    <style:style style:name="P4" style:family="paragraph" style:parent-style-name="Text_20_body">
      <style:text-properties fo:language="pl" fo:country="PL" officeooo:rsid="00079da4" officeooo:paragraph-rsid="00079da4"/>
    </style:style>
    <style:style style:name="P5" style:family="paragraph" style:parent-style-name="Text_20_body">
      <style:text-properties fo:language="pl" fo:country="PL" officeooo:rsid="0008aa2b" officeooo:paragraph-rsid="0008aa2b"/>
    </style:style>
    <style:style style:name="P6" style:family="paragraph" style:parent-style-name="Text_20_body">
      <style:text-properties officeooo:rsid="0008aa2b" officeooo:paragraph-rsid="0008aa2b"/>
    </style:style>
    <style:style style:name="P7" style:family="paragraph" style:parent-style-name="Text_20_body">
      <style:text-properties officeooo:rsid="00098633" officeooo:paragraph-rsid="00098633"/>
    </style:style>
    <style:style style:name="P8" style:family="paragraph" style:parent-style-name="Text_20_body">
      <style:text-properties officeooo:rsid="00098633" officeooo:paragraph-rsid="00098923"/>
    </style:style>
    <style:style style:name="P9" style:family="paragraph" style:parent-style-name="Text_20_body">
      <style:text-properties officeooo:rsid="00098633" officeooo:paragraph-rsid="000baed7"/>
    </style:style>
    <style:style style:name="P10" style:family="paragraph" style:parent-style-name="Text_20_body">
      <style:paragraph-properties style:writing-mode="page">
        <style:drop-cap style:lines="3" style:distance="0.1in" style:style-name="Caption_20_characters"/>
      </style:paragraph-properties>
    </style:style>
    <style:style style:name="P11" style:family="paragraph" style:parent-style-name="Text_20_body">
      <style:paragraph-properties style:writing-mode="page">
        <style:drop-cap/>
      </style:paragraph-properties>
      <style:text-properties officeooo:rsid="000e0f25" officeooo:paragraph-rsid="000e0f25"/>
    </style:style>
    <style:style style:name="P12" style:family="paragraph" style:parent-style-name="Heading_20_2">
      <style:paragraph-properties fo:break-before="page"/>
    </style:style>
    <style:style style:name="P13" style:family="paragraph" style:parent-style-name="List_20_Contents">
      <style:text-properties fo:language="pl" fo:country="PL"/>
    </style:style>
    <style:style style:name="P14" style:family="paragraph" style:parent-style-name="List_20_Contents" style:list-style-name="L1">
      <style:text-properties fo:language="pl" fo:country="PL"/>
    </style:style>
    <style:style style:name="P15" style:family="paragraph" style:parent-style-name="Contents_20_Heading">
      <style:paragraph-properties fo:break-before="page"/>
    </style:style>
    <style:style style:name="P16" style:family="paragraph" style:parent-style-name="Heading_20_1">
      <style:text-properties officeooo:rsid="000baed7" officeooo:paragraph-rsid="000baed7"/>
    </style:style>
    <style:style style:name="P17" style:family="paragraph" style:parent-style-name="Contents_20_1">
      <style:paragraph-properties>
        <style:tab-stops>
          <style:tab-stop style:position="6.6953in" style:type="right" style:leader-style="dotted" style:leader-text="."/>
        </style:tab-stops>
      </style:paragraph-properties>
    </style:style>
    <style:style style:name="P18"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officeooo:rsid="0008aa2b"/>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0baed7"/>
    </style:style>
    <style:style style:name="T5" style:family="text">
      <style:text-properties fo:font-weight="bold" officeooo:rsid="000baed7" style:font-weight-asian="bold" style:font-weight-complex="bold"/>
    </style:style>
    <style:style style:name="Sect1" style:family="section">
      <style:section-properties text:dont-balance-text-columns="false" style:editable="false">
        <style:columns fo:column-count="3" fo:column-gap="0in">
          <style:column style:rel-width="2768*" fo:start-indent="0in" fo:end-indent="0in"/>
          <style:column style:rel-width="2768*" fo:start-indent="0in" fo:end-indent="0in"/>
          <style:column style:rel-width="2770*"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BS</text:p>
      <text:p text:style-name="P3"/>
      <text:p text:style-name="P2"/>
      <text:p text:style-name="P2"/>
      <text:p text:style-name="P2"/>
      <text:p text:style-name="P2">MiBS</text:p>
      <text:table-of-content text:style-name="Sect2"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5">Spis Treści</text:p>
          </text:index-title>
          <text:p text:style-name="P17"><text:a xlink:type="simple" xlink:href="#__RefHeading___Toc112_1313943653" text:style-name="Index_20_Link" text:visited-style-name="Index_20_Link">Od wydawcy<text:tab/>5</text:a></text:p>
          <text:p text:style-name="P17"><text:a xlink:type="simple" xlink:href="#__RefHeading___Toc114_1313943653" text:style-name="Index_20_Link" text:visited-style-name="Index_20_Link">Przedmowa<text:tab/>5</text:a></text:p>
          <text:p text:style-name="P18"><text:a xlink:type="simple" xlink:href="#__RefHeading___Toc116_1313943653" text:style-name="Index_20_Link" text:visited-style-name="Index_20_Link">Autentyczne życiorysy dowodzą zadziwiającej siły Tajemnicy Sukcesu<text:tab/>6</text:a></text:p>
          <text:p text:style-name="P18"><text:a xlink:type="simple" xlink:href="#__RefHeading___Toc118_1313943653" text:style-name="Index_20_Link" text:visited-style-name="Index_20_Link">Tajemnica przejawia do tych, którzy chcą słuchać<text:tab/>7</text:a></text:p>
          <text:p text:style-name="P18"><text:a xlink:type="simple" xlink:href="#__RefHeading___Toc120_1313943653" text:style-name="Index_20_Link" text:visited-style-name="Index_20_Link">Zwrotny moment w twoim życiu<text:tab/>8</text:a></text:p>
        </text:index-body>
      </text:table-of-content>
      <text:p text:style-name="P1"/>
      <text:h text:style-name="P12" text:outline-level="2"><text:bookmark-start text:name="__RefHeading___Toc112_1313943653"/>Od wydawcy<text:bookmark-end text:name="__RefHeading___Toc112_1313943653"/></text:h>
      <text:p text:style-name="P7">Oto trafia Wam do rąk jedna z tych książek, które wywarły największy wpływ na czytelników. Przedstawia ona sprawdzony plan prowadzący do zdobycia bogactwa. Wyjaśnia, jaki sposób zastosować ten plan w praktyce, poczynając od tej chwili, od dziś.</text:p>
      <text:p text:style-name="P7">Co sprawia, że niektórzy ludzie idą przez życie przebojem, od sukcesu do sukcesu, pomnażając swe dochody i życiowe szczęście - a inni nawet nie próbują o nie zabiegać?</text:p>
      <text:p text:style-name="P7">Co sprawia, że ktoś uzyskuje poważne wpływy osobiste, a <text:span text:style-name="T4">ktoś</text:span> inny pozostaje jednostką bez znaczenia? Co jest przyczyną powodującą, iż jeden człowiek znajduje wyjście z każdej sytuacji, toruje sobie drogę przez przeciwności życia, uzyskując spełnienie swych najdroższych marzeń - a drugi załamuje się, przegrywa, nie dochodzi do niczego?</text:p>
      <text:p text:style-name="P7">Przed laty autor tej książki, Napoleon Hill, zasiadł do rozmowy z jednym spośród najbogatszych wówczas ludzi na świecie, Andrew Carnegiem, i zyskał odeń pierwszą zapowiedź wyjawienia tej wielkiej Tajemnicy. Carnegie zachęcił wtedy Hilla do badania, w jaki sposób inni ludzie z tej Tajemnicy korzystali, do studiowania ich metod posługiwania się nią - i do opracowania prostego planu wiodącego do zdobycia bogactwa, który można by przedstawić światu jako Plan Mistrzowski</text:p>
      <text:p text:style-name="P9">MYŚL I BOGAĆ SIĘ ujawnia tę Tajemnicę i przedstawia ów Plan. Od pierwszego wydania tej książki w roku 1937 ukazały się 42 kolejne edycje, drukowane w maksymalnym pośpiechu, jakiego wymagało zapotrzebowanie na nią. Wydanie niniejsze dostosowane jest do wymogów chwili obecnej, wyposażono je w specjalne udogodnienia w korzystaniu z tekstu książki, w tym także w krótkie wnioski zamykające każdy z jej rozdziałów, służące odświeżeniu treści danego rozdziału w pamięci.</text:p>
      <text:p text:style-name="P9">Tak więc mamy nareszcie prostą, pewną drogę do pokonania wszelkich przeciwności, spełnienia wszelkich dążeń, zdobycia życiowego sukcesu. Książka ta wstrząśnie Tobą dzięki swej mocy dokonania w Twym życiu głębokiej przemiany. Zrozumiesz dzięki niej, dlaczego niektórzy ludzie dochodzą do wielkich pieniędzy i sukcesów życiowych - bo sam staniesz się jednym z nich.</text:p>
      <text:h text:style-name="Heading_20_2" text:outline-level="2"><text:bookmark-start text:name="__RefHeading___Toc114_1313943653"/>Przedmowa<text:bookmark-end text:name="__RefHeading___Toc114_1313943653"/></text:h>
      <text:p text:style-name="P7">W każdym rozdziale tej książki omawiam jedną z przynoszących pieniądze tajemnic, które umożliwiły zdobycie fortuny setkom najbogatszych ludzi na świecie - ludziom, których dokonania życiowe analizowałem przez długie lata.</text:p>
      <text:p text:style-name="P7">Na Tajemnicę ich sukcesu zwrócił mi uwagę przed ponad pół wiekiem Andrew Carnegie. Ten obrotny, miło w obejściu stary Szkot, cierpliwie wbijał mi ją do głowy, kiedy byłem jeszcze małym chłopcem. A potem osuwał się w głąb swego fotela i z błyskiem rozbawienia w oku sprawdzał, czy mam dość oleju w głowie, aby w pełni docenić to, co mi wyjawił.</text:p>
      <text:p text:style-name="P7">A kiedy się już upewnił, że pojąłem jego myśl, zapytał, czy byłbym gotów poświęcić jakieś dwadzieścia lat, albo i więcej, by się przygotować do przedstawienia tej myśli światu, kobietom i mężczyznom, którzy bez poznania tej myśli mogliby zaznać życiowej klęski. Odrzekłem, że się tego podejmę i oto, przy współpracy pana Carnegiego, dotrzymuję tego zobowiązania.</text:p>
      <text:p text:style-name="P7"><text:soft-page-break/>Książka niniejsza wyjawia tę tajemnicę, dowiedzioną doświadczeniem życiowym tysięcy ludzi z różnych dziedzin życia. To właśnie od pana Carnegiego pochodzi pomysł, by ową magiczną formułę, która jemu samemu przyniosła wspaniały życiowy sukces, odnieść do dokonań ludzi, którzy nie mieli czasu zastanawiać się nad sposobem, w jakim dochodzi się do bogactwa; miał on też nadzieję, że będę mógł dowieść słuszności tej formuły, potwierdzonej doświadczeniem każdego z tych mężczyzn i każdej z tych kobiet. Pan Carnegie sądził, że jego teorię będzie się wykładało we wszystkich szkołach i wyrażał przekonanie, iż gdyby uczono jej w należyty sposób, zrewolucjonizowałaby cały system oświatowy w tak znacznym stopniu, że czas przeznaczony na kształcenie młodzieży można by zredukować do połowy.</text:p>
      <text:h text:style-name="Heading_20_3" text:outline-level="3"><text:bookmark-start text:name="__RefHeading___Toc116_1313943653"/>Autentyczne życiorysy dowodzą zadziwiającej siły Tajemnicy Sukcesu<text:bookmark-end text:name="__RefHeading___Toc116_1313943653"/></text:h>
      <text:p text:style-name="P7">W rozdziale III poświęconym Wierze w siebie znajdziecie zadziwiającą historię tworzenia gigantycznego koncernu United States Steel Corporation, powołanego do życia i kierowanego przez młodego człowieka, na którego przykładzie pan Carnegie dowodzi, iż jego teoria sprawdza się na <text:span text:style-name="T2">każdym człowieku, który ją przyjmie</text:span>. Wierne zastosowanie tej tajemnicy przyniosło Charlesowi M. Schwabowi ogromne pieniądze i wpływy. Mówiąc otwarcie, zastosowanie tej formuły przysporzyło panu Schwabowi <text:span text:style-name="T2">sześćset tysięcy dolarów</text:span>.</text:p>
      <text:p text:style-name="P7">Fakty takie - dobrze znane niemal wszystkim, którzy znali pana Carnegiego - dają czytelnikowi jasne wyobrażenie o tym, co może mu zaoferować lektura tej książki, w jakim stopniu może mu ona <text:span text:style-name="T2">uświadomić, czego naprawdę pragnie.</text:span></text:p>
      <text:p text:style-name="P7">Tajemnicę sukcesu przekazano tysiącom mężczyzn i kobiet, którzy zgodnie z życzeniem pana Carnegiego wykorzystali ją dla własnego pożytku. Niektórzy z nich zdobyli dzięki niej fortunę. Inni wykorzystali ją osiągając harmonię w rodzinie. Pewien urzędnik stosował ją tak skutecznie, że zapewniła mu ona dochód przekraczający 75 tysięcy dolarów rocznie.</text:p>
      <text:p text:style-name="P7">Krawiec z Cincinnati, Arthur Nash, postanowił wykorzystać swe bankrutujące przedsiębiorstwo jako "królika doświadczalnego", na którym chciał sprawdzić działanie formuły. Przedsiębiorstwo rozkwitło i przyniosło właścicielom znaczne dochody. I nadal znakomicie prosperuje, mimo iż pan Nash już zmarł. Eksperyment przezeń dokonany uznano za wyjątkowy, a gazety i czasopisma poświęciły mu tyle miejsca, iż za jego wykorzystanie na reklamy musiano wy wydać ok. miliona dolarów.</text:p>
      <text:p text:style-name="P8">Tajemnicę tę poznał również Stuart Austin Wier, mieszkaniec miasta Dallas w Teksasie. Przyjął ją z takim zapałem, że porzucił uprzedni zawód i podjął studia prawnicze. Czy mu się powiodło? I o tym zdarzeniu opowiem.</text:p>
      <text:p text:style-name="P8">Kiedy pracowałem jako akwizytor ogłoszeniowy w LaSalle Extension University, miałem możliwość przyglądać się, jak rektor tego uniwersytetu, J.G. Chapline, stosując tę formułę przekształcił go w jedną z najznaczniejszych w skali kraju uczelni dla studentów zaocznych.</text:p>
      <text:p text:style-name="P7">Tajemnicę, o której mówię, charakteryzuję w książce przynajmniej sto razy. Nie nazywam jej wprost, ponieważ wydaje się, iż jest skuteczniejsza, kiedy pozostaje częściowo utajona, choć znajduje się w zasięgu wzroku i kiedy ci, którzy dojrzeli do jej przyjęcia, mogą do niej dotrzeć własnym wysiłkiem. Właśnie dlatego pan Carnegie zawierzał mi ją tak cierpliwie, nie nazywając jej po imieniu.</text:p>
      <text:h text:style-name="Heading_20_3" text:outline-level="3"><text:bookmark-start text:name="__RefHeading___Toc118_1313943653"/><text:soft-page-break/>Tajemnica przejawia do tych, którzy chcą słuchać<text:bookmark-end text:name="__RefHeading___Toc118_1313943653"/></text:h>
      <text:p text:style-name="P7">Jeśli jesteś gotów ją przyjąć, odnajdziesz ją przynajmniej w jednym fragmencie każdego rozdziału. Mógłbym skorzystać z przywileju uświadomienia ci, w jaki sposób możesz stwierdzić, że już jesteś przygotowany na jej przyjęcie, ale pozbawiłoby cię to większości korzyści, jakie płyną z dokonania tego odkrycia na własną rękę.</text:p>
      <text:p text:style-name="P7">Jeśli poddałeś się zniechęceniu, jeśli przypadło ci w udziale zmagać się z przeciwnościami życia, które przygasiły w tobie ducha, jeśli próby sprostania wyzwaniom życia, jakie podejmowałeś, zakończyły się klęską, albo też jeśli doznałeś upośledzeń w wyniku choroby lub fizycznych okaleczeń, niech przykład mojego syna i jego sposób zastosowania teorii Carnegiego wyda ci się oazą na "pustynie straconych nadziei".</text:p>
      <text:p text:style-name="P7">Tajemnicę tę wykorzystywał w szerokim zakresie prezydent Woodrow Wilson w czasie I wojny światowej. Przekazywano ją żołnierzom w czasie szkolenia, jakie odbywali przed wyruszeniem na front. Prezydent Wilson zwierzył mi się, że w znacznym stopniu dopomogła ona w zbieraniu funduszów na cele wojenne.</text:p>
      <text:p text:style-name="P7">Szczególną właściwością tej tajemnicy jest to, że ci, którzy ją poznali i zastosowali się do niej, zostali wciągnięci na drogę do życiowego sukcesu. Jeśli w to wątpisz, przypatrz się nazwiskom ludzi, jakich tu wspominam; weź z nich przykład, a przekonasz się, że to prawda.</text:p>
      <text:p text:style-name="P7">Na świecie niczego nie dostaje się za darmo!</text:p>
      <text:p text:style-name="P7">Tajemnicy, o której mówię, nie można uzyskać za darmo, ale cena, jaką trzeba za nią zapłacić, jest niewspółmierna do jej wartości. I za żadną cenę nie można tej tajemnicy udostępnić tym, którzy z własnej woli nie poszukują. Nie może też być ona nikomu odstąpiona ani sprzedana, ponieważ w istocie składa się z dwóch części. Jedna z tych części znajduje się już w posiadaniu tych, którzy są wewnętrznie przygotowani na przyjęcie całej tajemnicy.</text:p>
      <text:p text:style-name="P7">Tajemnica ta odpowiada potrzebom i możliwościom wszystkich, którzy przygotowani są na jej przyjęcie. Poziom wykształcenia nie ma tu nic do rzeczy. Na długo przed mym przyjściem na świat, tajemnicę tę posiadał T. A. Edison i posłużył się nią tak mądrze, że stał się czołowym w skali światowej wynalazcą, choć tylko przez trzy miesiące chodził do szkoły.</text:p>
      <text:p text:style-name="P7">Tajemnicę tę przyjął również Edwin C. Barnes, przedsiębiorca powiązany z Edisonem. Zastosował ją tak skutecznie, że chociaż pierwotnie nie zarabiał więcej niż 12 tysięcy dolarów rocznie, przeszedł na wcześniejszą emeryturę jako posiadacz olbrzymiej fortuny. Kistorię jego życia przedstawiam w początkowej części rozdziału I. Przekona cię ona, że bogactwo nie jest dla ciebie nieosiągalne, że możesz stać się tym kim chcesz, że pieniądze, sława, uznanie i szczęście mogą się stać udziałem tych, którzy są naprawdę zdecydowani je zdobyć.</text:p>
      <text:p text:style-name="P7">Skąd o tym wiem? Odpowiedź na to pytanie znajdziesz zanim doczytasz tę książkę do końca. Możesz ją znaleźć równie dobrze w pierwszym rozdziale, jak i na ostatniej stronie.</text:p>
      <text:p text:style-name="P7">W trakcie prowadzonych, na życzenie Carnegoiego, przez dwadzieścia jeden lat badań przeanalizowałem, dokonania życiowe setek znanych ludzi, z których wielu wyznało, iż zbiło majątek dzięki tajemnicy Carnegiego; wymienię tu przykładowo kilkadziesiąt nazwisk:</text:p>
      <text:section text:style-name="Sect1" text:name="Section1">
        <text:list xml:id="list519325777" text:style-name="L1">
          <text:list-item>
            <text:p text:style-name="P14">Henry Ford</text:p>
          </text:list-item>
          <text:list-item>
            <text:p text:style-name="P14">James J. Hill</text:p>
          </text:list-item>
          <text:list-item>
            <text:p text:style-name="P14">Henry L. Doherty</text:p>
          </text:list-item>
          <text:list-item>
            <text:p text:style-name="P14"><text:soft-page-break/>Charles M. Schwab</text:p>
          </text:list-item>
          <text:list-item>
            <text:p text:style-name="P14">Daniel Willard</text:p>
          </text:list-item>
          <text:list-item>
            <text:p text:style-name="P14">Arthur Nash</text:p>
          </text:list-item>
          <text:list-item>
            <text:p text:style-name="P14">Frank A. Vanderlip</text:p>
          </text:list-item>
          <text:list-item>
            <text:p text:style-name="P14">Elbert Hubbard</text:p>
          </text:list-item>
          <text:list-item>
            <text:p text:style-name="P14">dr Frank Crane</text:p>
          </text:list-item>
          <text:list-item>
            <text:p text:style-name="P14">Woodrow Wilson</text:p>
          </text:list-item>
          <text:list-item>
            <text:p text:style-name="P14">Edward W. Bok</text:p>
          </text:list-item>
          <text:list-item>
            <text:p text:style-name="P14">George M. Alexander</text:p>
          </text:list-item>
          <text:list-item>
            <text:p text:style-name="P14">Julius Rosenwald</text:p>
          </text:list-item>
          <text:list-item>
            <text:p text:style-name="P14">płk Robert A. Dollar</text:p>
          </text:list-item>
          <text:list-item>
            <text:p text:style-name="P14">William Jennigs Bryan</text:p>
          </text:list-item>
          <text:list-item>
            <text:p text:style-name="P14">sędzia Daniel T. Writht</text:p>
          </text:list-item>
          <text:list-item>
            <text:p text:style-name="P14">senator Jennings Randolph</text:p>
          </text:list-item>
          <text:list-item>
            <text:p text:style-name="P14">dr Alexander Graham Bell</text:p>
          </text:list-item>
          <text:list-item>
            <text:p text:style-name="P14">William Wrigley junior</text:p>
          </text:list-item>
          <text:list-item>
            <text:p text:style-name="P14">George S. Parker</text:p>
          </text:list-item>
          <text:list-item>
            <text:p text:style-name="P14">Cyrus H. K. Curtis</text:p>
          </text:list-item>
          <text:list-item>
            <text:p text:style-name="P14">Harris F Williams</text:p>
          </text:list-item>
          <text:list-item>
            <text:p text:style-name="P14">dr Frank Gunsaulus</text:p>
          </text:list-item>
          <text:list-item>
            <text:p text:style-name="P14">John D. Rockefeller</text:p>
          </text:list-item>
          <text:list-item>
            <text:p text:style-name="P14">Theodore Roosevelt</text:p>
          </text:list-item>
          <text:list-item>
            <text:p text:style-name="P14">Wilbur Wright</text:p>
          </text:list-item>
          <text:list-item>
            <text:p text:style-name="P14">J. Odgen Armour</text:p>
          </text:list-item>
          <text:list-item>
            <text:p text:style-name="P14">William Howard Taft</text:p>
          </text:list-item>
          <text:list-item>
            <text:p text:style-name="P14">Frank A. Munsay</text:p>
          </text:list-item>
          <text:list-item>
            <text:p text:style-name="P14">Clarence Darrow</text:p>
          </text:list-item>
          <text:list-item>
            <text:p text:style-name="P14">Stuart Arthur Wier</text:p>
          </text:list-item>
          <text:list-item>
            <text:p text:style-name="P14">Edwart A. Filene</text:p>
          </text:list-item>
          <text:list-item>
            <text:p text:style-name="P14">dr David Starr Jordan</text:p>
          </text:list-item>
          <text:list-item>
            <text:p text:style-name="P14">John Wanamaker</text:p>
          </text:list-item>
          <text:list-item>
            <text:p text:style-name="P14">E. M. Statler</text:p>
          </text:list-item>
          <text:list-item>
            <text:p text:style-name="P14">George Eastman</text:p>
          </text:list-item>
          <text:list-item>
            <text:p text:style-name="P14">King Gillette</text:p>
          </text:list-item>
          <text:list-item>
            <text:p text:style-name="P14">Ralph A. Weeks</text:p>
          </text:list-item>
          <text:list-item>
            <text:p text:style-name="P14">Thomas A. Edison</text:p>
          </text:list-item>
          <text:list-item>
            <text:p text:style-name="P14">John W. Davis</text:p>
          </text:list-item>
          <text:list-item>
            <text:p text:style-name="P14">J. G. Chapline</text:p>
          </text:list-item>
          <text:list-item>
            <text:p text:style-name="P14">Arthur Brisbane</text:p>
          </text:list-item>
          <text:list-item>
            <text:p text:style-name="P14">Luther Burbank</text:p>
          </text:list-item>
          <text:list-item>
            <text:p text:style-name="P14">Ebert H. Gary</text:p>
          </text:list-item>
          <text:list-item>
            <text:p text:style-name="P14">John H. Patterson</text:p>
          </text:list-item>
          <text:list-item>
            <text:p text:style-name="P14">F. W. Woolworth</text:p>
          </text:list-item>
          <text:list-item>
            <text:p text:style-name="P14">Edwin C. Bayess</text:p>
          </text:list-item>
        </text:list>
      </text:section>
      <text:p text:style-name="P13"/>
      <text:p text:style-name="P4">Nazwiska te stanowią tylko małą część owych setek wybitnych Amerykanów, których <text:span text:style-name="T1">dokonania finansowe oraz inne dowodzą, iż ci, co pojęli i zastosowali w swym działaniu tajemnicę Carnegiego, osiągają wysoki poziom życia. Nie zdarzyło mi się usłyszeć o nikim takim, kto przyjmując tę tajemnicę nie osiągnąłby sukcesu w jakiejś wybranej przez siebie dziedzinie. I nie znam też nikogo, kto by się wybił lub doszedł do bogactwa nie w wyniku zastosowania tej tajemnicy. Wyciągnąłem z tych dwóch faktów wniosek, iż owa tajemnica jest – jako część wiedzy niezbędnej dla uformowania zdecydowanej postawy życiowej – ważniejsza od wszystkiego, co można uzyskać poprzez to, co się popularnie nazywa „wykształceniem”.</text:span></text:p>
      <text:p text:style-name="P5">Cóż to bowiem jest wykształcenie? Pytanie to wymagałoby szczegółowej odpowiedzi.</text:p>
      <text:h text:style-name="Heading_20_3" text:outline-level="3"><text:bookmark-start text:name="__RefHeading___Toc120_1313943653"/>Zwrotny moment w twoim życiu<text:bookmark-end text:name="__RefHeading___Toc120_1313943653"/></text:h>
      <text:p text:style-name="P6">Tak więc tajemnica, o której mówię, w ten czy inny sposób wyłoni się z kart tej książki i stanie do twej dyspozycji, jeśli tylko jesteś przygotowany na jej przyjęcie. Rozpoznasz ją, kiedy tylko ci się objawi. A kiedy się to zdarzy, czy stanie się to za sprawą rozdziału pierwszego czy ostatniego, zatrzymaj się na chwilę, przestań czytać, <text:s/>pozwól, aby ci się przedstawiła – i wypij z tej okazji kieliszeczek czegoś, co lubisz, dla uczczenia najważniejszej chwili twego życia, jego zwrotnego momentu.</text:p>
      <text:p text:style-name="P6">Czytając tę książkę pamiętaj też, że przedstawia ona fakty a nie zmyślenia, a jej celem jest przekazanie prawdy uniwersalnej, z której wszyscy przygotowani na jej przyjęcie dowiedzą się, co robić ze swym życiem i jak osiągnąć życiowy cel. Znajdą też w niej bodziec potrzebny do rozpoczęcia nowego życia.</text:p>
      <text:p text:style-name="P6">Czy mogę ci, Czytelniku, tytułem ostatniego słowa tej przedmowy zaproponować sposób, w jaki będziesz mógł rozpoznać tajemnicę Carnegiego? Otóż <text:span text:style-name="T2">każde dokonanie, wszystkie zdobyte przez ludzi bogactwa mają swe źródła w ich myślach! </text:span><text:span text:style-name="T3">Jeśli jesteś przygotowany na przyjęcie tej tajemnicy, już posiadłeś ją w połowie, drugą połowę rozpoznasz z pewnością w chwili, gdy dotrze do twego umysłu.</text:span></text:p>
      <text:h text:style-name="P16" text:outline-level="1"><text:soft-page-break/>Myśl jest realną siłą</text:h>
      <text:p text:style-name="Signature">Siłą, która przynosi sukces, jest potęgą twego umysłu. Jak sprawić, by życie odpowiadało TAK na twoje zamierzenia i ambicje.</text:p>
      <text:p text:style-name="P10">M<text:span text:style-name="T5">yśl jest realną siłą</text:span><text:span text:style-name="T4"> i naprawdę staje się potęgą, kiedy służy ścisłemu wyznaczaniu celu, dyscypliny postępowania i gorącej żądzy przetworzenia pomysłów w bogactwo lub inne dobra materialne.</text:span></text:p>
      <text:p text:style-name="P11">Edwin C. Barnes przekonał się przed paroma laty, jak głęboką prawdą jest to, że ludzie są w stanie <text:span text:style-name="T2">skupić myśl na dojściu do bogactwa i zdobyć je</text:span><text:span text:style-name="T3">. To przeświadczenie wyrobił w sobie nie w wyniku przesiadywania w fotelu i dumania. Dojrzewało ono w nim stopniowo, krok po kroku, od chwili, kiedy gorąco zapragnął związać się interesami z wielkim Edison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2in" style:auto-text-indent="false"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in" fo:margin-right="0in" fo:text-indent="0in" style:auto-text-indent="false" style:writing-mode="pag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ing_20_1" style:display-name="Heading 1" style:family="paragraph" style:parent-style-name="Heading" style:next-style-name="Signature" style:default-outline-level="1" style:class="text">
      <style:paragraph-properties fo:margin-top="0.1665in" fo:margin-bottom="0.0835in" loext:contextual-spacing="false"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Signature" style:family="paragraph" style:parent-style-name="Standard" style:next-style-name="Text_20_body" style:class="text">
      <style:paragraph-properties fo:margin-left="3in" fo:margin-right="0in" fo:margin-top="0.4in" fo:margin-bottom="0.4in" loext:contextual-spacing="false" fo:text-indent="0in" style:auto-text-indent="false" text:number-lines="false" text:line-number="0" style:writing-mode="page"/>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08:03:08.666631719</meta:creation-date>
    <dc:date>2017-08-27T08:56:06.071264944</dc:date>
    <meta:editing-duration>PT41M14S</meta:editing-duration>
    <meta:editing-cycles>9</meta:editing-cycles>
    <meta:generator>LibreOffice/5.3.1.2$Linux_X86_64 LibreOffice_project/30m0$Build-2</meta:generator>
    <meta:document-statistic meta:table-count="0" meta:image-count="0" meta:object-count="0" meta:page-count="9" meta:paragraph-count="96" meta:word-count="1997" meta:character-count="13110" meta:non-whitespace-character-count="11252"/>
  </office:meta>
</office:document-meta>
</file>